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paragraph-rsid="0003a77c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officeooo:rsid="001d5f4f" officeooo:paragraph-rsid="0003a77c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paragraph-rsid="0003a77c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officeooo:paragraph-rsid="0003a77c"/>
    </style:style>
    <style:style style:name="T1" style:family="text">
      <style:text-properties officeooo:rsid="00865e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NIVERSITY OF BUEA</text:p>
      <text:p text:style-name="P4"/>
      <text:p text:style-name="P4"/>
      <text:p text:style-name="P4"/>
      <text:p text:style-name="P4"/>
      <text:p text:style-name="P4"/>
      <text:p text:style-name="P1">Faculty of Science</text:p>
      <text:p text:style-name="P1"/>
      <text:p text:style-name="P1"/>
      <text:p text:style-name="P1"/>
      <text:p text:style-name="P1"/>
      <text:p text:style-name="P1">Department of Computer Science</text:p>
      <text:p text:style-name="P4"/>
      <text:p text:style-name="P4"/>
      <text:p text:style-name="P4"/>
      <text:p text:style-name="P4"/>
      <text:p text:style-name="P1">BACHELOR OF SCIENCE IN COMPUTER SCIENCE</text:p>
      <text:p text:style-name="P4"/>
      <text:p text:style-name="P4"/>
      <text:p text:style-name="P4"/>
      <text:p text:style-name="P1">Project Report</text:p>
      <text:p text:style-name="P4"/>
      <text:p text:style-name="P2">Towards Graph Relabel<text:span text:style-name="T1">l</text:span>ing as per Vantage Points</text:p>
      <text:p text:style-name="P4"/>
      <text:p text:style-name="P4"/>
      <text:p text:style-name="P2">Taffo Nguemaleu Ange Kenza</text:p>
      <text:p text:style-name="P1"/>
      <text:p text:style-name="P2">SC16A732</text:p>
      <text:p text:style-name="P4"/>
      <text:p text:style-name="P4"/>
      <text:p text:style-name="P4"/>
      <text:p text:style-name="P1"/>
      <text:p text:style-name="P1">Supervisor</text:p>
      <text:p text:style-name="P1"/>
      <text:p text:style-name="P1">William S. Shu, PhD</text:p>
      <text:p text:style-name="P1"/>
      <text:p text:style-name="P1"/>
      <text:p text:style-name="P1"/>
      <text:p text:style-name="P1"/>
      <text:p text:style-name="P1">September 201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2T23:49:57.159956970</meta:creation-date>
    <dc:date>2019-10-02T23:51:17.454377411</dc:date>
    <meta:editing-duration>PT1M20S</meta:editing-duration>
    <meta:editing-cycles>1</meta:editing-cycles>
    <meta:document-statistic meta:table-count="0" meta:image-count="0" meta:object-count="0" meta:page-count="1" meta:paragraph-count="11" meta:word-count="37" meta:character-count="243" meta:non-whitespace-character-count="217"/>
    <meta:generator>LibreOffice/6.0.7.3$Linux_X86_64 LibreOffice_project/00m0$Build-3</meta:generator>
  </office:meta>
</office:document-meta>
</file>